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8d0a" officeooo:paragraph-rsid="000f8d0a" style:font-weight-asian="bold" style:font-weight-complex="bold"/>
    </style:style>
    <style:style style:name="P2" style:family="paragraph" style:parent-style-name="Standard" style:list-style-name="L1">
      <style:text-properties fo:font-weight="normal" officeooo:rsid="000f8d0a" officeooo:paragraph-rsid="000f8d0a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VLAB TO DO and Planner</text:p>
      <text:p text:style-name="P1"/>
      <text:p text:style-name="P1">Week 3:</text:p>
      <text:list xml:id="list4216625027" text:style-name="L1">
        <text:list-item>
          <text:p text:style-name="P2">Finish paparazzi tutorial</text:p>
        </text:list-item>
        <text:list-item>
          <text:p text:style-name="P2">Get orange avoider working </text:p>
        </text:list-item>
        <text:list-item>
          <text:p text:style-name="P2">understand working principle of paparazzi and module creations</text:p>
        </text:list-item>
        <text:list-item>
          <text:p text:style-name="P2">Think of strategi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3:56:40.845831651</meta:creation-date>
    <dc:date>2020-02-26T13:59:08.639566680</dc:date>
    <meta:editing-duration>PT2M29S</meta:editing-duration>
    <meta:editing-cycles>1</meta:editing-cycles>
    <meta:document-statistic meta:table-count="0" meta:image-count="0" meta:object-count="0" meta:page-count="1" meta:paragraph-count="6" meta:word-count="29" meta:character-count="168" meta:non-whitespace-character-count="148"/>
    <meta:generator>LibreOffice/6.0.7.3$Linux_X86_64 LibreOffice_project/00m0$Build-3</meta:generator>
  </office:meta>
</office:document-meta>
</file>